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48654" officeooo:paragraph-rsid="00048654"/>
    </style:style>
    <style:style style:name="P2" style:family="paragraph" style:parent-style-name="Text_20_body">
      <style:text-properties officeooo:rsid="00048654" officeooo:paragraph-rsid="00048654"/>
    </style:style>
    <style:style style:name="P3" style:family="paragraph" style:parent-style-name="Text_20_body">
      <style:text-properties officeooo:paragraph-rsid="00063999"/>
    </style:style>
    <style:style style:name="P4" style:family="paragraph" style:parent-style-name="Title">
      <style:text-properties officeooo:rsid="00048654" officeooo:paragraph-rsid="00048654"/>
    </style:style>
    <style:style style:name="T1" style:family="text">
      <style:text-properties officeooo:rsid="00063999"/>
    </style:style>
    <style:style style:name="T2" style:family="text">
      <style:text-properties officeooo:rsid="0006812b"/>
    </style:style>
    <style:style style:name="T3" style:family="text">
      <style:text-properties officeooo:rsid="00087842"/>
    </style:style>
    <style:style style:name="T4" style:family="text">
      <style:text-properties officeooo:rsid="00099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s geheime Konzert</text:p>
      <text:p text:style-name="P1">Rätselspiel für Smartphone</text:p>
      <text:p text:style-name="P2"/>
      <text:p text:style-name="P3"><text:span text:style-name="T1">Der Jazzchor Dresden hat angekündigt, </text:span><text:span text:style-name="T2">auf dem Weihnachtsmarkt ein Konzert zu geben. </text:span><text:span text:style-name="T3">Doch als du dort ankommst, ist weit und breit kein Chor zu sehen. Du findest allerdings an der großen Bühne einen versteckten Zettel, </text:span><text:span text:style-name="T4">auf dem steht, dass du eine kleine Schnitzeljagd erledigen musst, um den Auftrittsort zu finden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06T17:01:15.672000000</dc:date>
    <meta:editing-duration>PT9M59S</meta:editing-duration>
    <meta:editing-cycles>8</meta:editing-cycles>
    <meta:document-statistic meta:table-count="0" meta:image-count="0" meta:object-count="0" meta:page-count="1" meta:paragraph-count="3" meta:word-count="56" meta:character-count="359" meta:non-whitespace-character-count="306"/>
  </office:meta>
</office:document-meta>
</file>